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0ff81e33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0" style:family="text">
      <style:text-properties fo:color="#000000" loext:opacity="100%" style:font-name="Liberation Sans" fo:font-size="12pt" style:font-size-asian="12pt" style:font-size-complex="12pt"/>
    </style:style>
    <style:style style:name="T23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officeooo:rsid="047da547"/>
    </style:style>
    <style:style style:name="T26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5" style:family="text">
      <style:text-properties style:use-window-font-color="true" loext:opacity="0%" style:font-name="Liberation Sans" fo:font-size="12pt" style:font-size-asian="12pt" style:font-size-complex="12pt"/>
    </style:style>
    <style:style style:name="T296" style:family="text">
      <style:text-properties style:use-window-font-color="true" loext:opacity="0%" style:font-name="Liberation Sans" officeooo:rsid="0efd8e5c"/>
    </style:style>
    <style:style style:name="T29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officeooo:rsid="04473353"/>
    </style:style>
    <style:style style:name="T3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officeooo:rsid="0aace3cd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officeooo:rsid="0f0ca65a"/>
    </style:style>
    <style:style style:name="T317" style:family="text">
      <style:text-properties officeooo:rsid="0f8f58bd"/>
    </style:style>
    <style:style style:name="T318" style:family="text">
      <style:text-properties officeooo:rsid="0f95a7a0"/>
    </style:style>
    <style:style style:name="T319" style:family="text">
      <style:text-properties style:text-underline-style="none"/>
    </style:style>
    <style:style style:name="T320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6">C</text:span></text:span><text:span text:style-name="Strong_20_Emphasis"><text:span text:style-name="T195">hecklist voor </text:span></text:span><text:span text:style-name="Strong_20_Emphasis"><text:span text:style-name="T197">de installatie</text:span></text:span><text:span text:style-name="Strong_20_Emphasis"><text:span text:style-name="T195"> van </text:span>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Strong_20_Emphasis"><text:span text:style-name="T202"><text:user-field-get text:name="Version">22.04</text:user-field-get></text:span></text:span><text:span text:style-name="Strong_20_Emphasis"><text:span text:style-name="T202"><text:s/></text:span></text:span><text:span text:style-name="Strong_20_Emphasis"><text:span text:style-name="T203">LTS</text:span></text:span><text:span text:style-name="Strong_20_Emphasis"><text:span text:style-name="T199"><text:note text:id="ftn1" text:note-class="footnote"><text:note-citation>1</text:note-citation><text:note-body><text:p text:style-name="P90"><text:span text:style-name="T303">LTS staat voor Long-Term Support, </text:span><text:span text:style-name="T304">langetermijnondersteuning, </text:span><text:span text:style-name="T303">en deze </text:span><text:span text:style-name="Strong_20_Emphasis"><text:span text:style-name="T309"><text:user-field-get text:name="Distro">Ubuntu</text:user-field-get></text:span></text:span><text:span text:style-name="T305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3"><text:s/>(codenaam jammy) van april</text:span><text:span text:style-name="T306"> </text:span><text:span text:style-name="Strong_20_Emphasis"><text:span text:style-name="T313"><text:user-field-get style:data-style-name="N0" text:name="Releaseyear">2022</text:user-field-get></text:span></text:span><text:span text:style-name="T307"><text:s/></text:span><text:span text:style-name="T303">wordt gedurende 5 jaar ondersteund tot april 2027, en met een Ubuntu </text:span><text:span text:style-name="T308">P</text:span><text:span text:style-name="T303">ro-abonnement (gratis voor persoonlijk gebruik) gedurende 12 jaar tot april 2034.</text:span></text:p></text:note-body></text:note></text:span></text:span><text:span text:style-name="Strong_20_Emphasis"><text:span text:style-name="T200"> </text:span></text:span><text:span text:style-name="Strong_20_Emphasis"><text:span text:style-name="T201"><text:user-field-get text:name="Edition">Desktop</text:user-field-get></text:span></text:span><text:span text:style-name="Strong_20_Emphasis"><text:span text:style-name="T198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6">ONDERSTREEPTE</text:span></text:span><text:span text:style-name="T1"> </text:span><text:span text:style-name="T16">woorden</text:span><text:span text:style-name="T15"> het</text:span><text:span text:style-name="Strong_20_Emphasis"><text:span text:style-name="T245"> </text:span></text:span><text:span text:style-name="Strong_20_Emphasis"><text:span text:style-name="T246">tekstvak</text:span></text:span><text:span text:style-name="T16"> </text:span><text:span text:style-name="T19">in,</text:span><text:span text:style-name="T16"> </text:span><text:span text:style-name="T262">zie </text:span><text:span text:style-name="T296">[</text:span><text:span text:style-name="T262">toelichting</text:span><text:span text:style-name="T296">]</text:span><text:span text:style-name="T16">:</text:span></text:p>
      <text:p text:style-name="P3"><text:span text:style-name="Definition"><text:span text:style-name="T23">GEBRUIKER</text:span></text:span><text:span text:style-name="T270"><text:tab/><text:tab/></text:span><text:span text:style-name="T295"> <text:tab/><text:tab/></text:span><text:span text:style-name="T271"><draw:control text:anchor-type="as-char" svg:y="-0.4cm" draw:z-index="17" draw:name="Gebruiker 2" draw:style-name="gr2" draw:text-style-name="P97" svg:width="6.4cm" svg:height="0.6cm" draw:control="control18"><svg:title>Gebruiker</svg:title><svg:desc>Volledige naam, bijv. Jan Stek</svg:desc></draw:control></text:span><text:span text:style-name="T271"><text:tab/> <text:s text:c="2"/></text:span><text:span text:style-name="T272">[</text:span><text:span text:style-name="T273">V</text:span><text:span text:style-name="T265">olledige naam, bijv. </text:span><text:span text:style-name="T266">J</text:span><text:span text:style-name="T293">a</text:span><text:span text:style-name="T266">n </text:span><text:span text:style-name="T293">Jansen</text:span><text:span text:style-name="T294">]</text:span></text:p>
      <text:p text:style-name="P89"><text:span text:style-name="Definition"><text:span text:style-name="T264">g</text:span></text:span><text:span text:style-name="Definition">ebruikersnaam</text:span><text:span text:style-name="Definition"><text:span text:style-name="T319"><text:tab/></text:span></text:span><text:span text:style-name="T263"><draw:control text:anchor-type="as-char" svg:y="-0.4cm" draw:z-index="18" draw:name="Gberuikersnaam 3" draw:style-name="gr2" draw:text-style-name="P97" svg:width="6.4cm" svg:height="0.6cm" draw:control="control19"><svg:title>Gebruikersnaam</svg:title><svg:desc>Korte naam, bijv. jan</svg:desc></draw:control></text:span><text:span text:style-name="T263"><text:tab/> <text:s text:c="2"/></text:span><text:span text:style-name="T7">[</text:span><text:span text:style-name="T8">K</text:span><text:span text:style-name="T6">orte naam, bijv. </text:span><text:span text:style-name="T209">j</text:span><text:span text:style-name="T210">a</text:span><text:span text:style-name="T209">n</text:span><text:span text:style-name="T211">]</text:span></text:p>
      <text:p text:style-name="P3"><text:span text:style-name="Definition">COMPUTERNAAM</text:span><text:span text:style-name="T274"><text:tab/><text:tab/></text:span><draw:control text:anchor-type="as-char" svg:y="-0.4cm" draw:z-index="19" draw:name="Computernaam 1" draw:style-name="gr2" draw:text-style-name="P97" svg:width="6.4cm" svg:height="0.6cm" draw:control="control20"><svg:title>Computernaam</svg:title><svg:desc>Unieke naam van de computer</svg:desc></draw:control><text:tab/> <text:s text:c="2"/><text:span text:style-name="T279">[</text:span><text:span text:style-name="T280">N</text:span><text:span text:style-name="T275">aam van de compute</text:span><text:span text:style-name="T276">r, </text:span><text:span text:style-name="T277">bijv. </text:span><text:span text:style-name="T278">pc02</text:span><text:span text:style-name="T279">]</text:span></text:p>
      <text:p text:style-name="P3"><text:span text:style-name="Definition"><text:span text:style-name="T282">GEBRUIKER</text:span></text:span><text:span text:style-name="Definition"><text:span text:style-name="T287"><text:tab/></text:span></text:span><text:span text:style-name="T281"><text:tab/></text:span><text:span text:style-name="T295"> <text:tab/><text:tab/></text:span><text:span text:style-name="T271"><draw:control text:anchor-type="as-char" svg:y="-0.4cm" draw:z-index="20" draw:name="Gebruiker 3" draw:style-name="gr2" draw:text-style-name="P97" svg:width="6.4cm" svg:height="0.6cm" draw:control="control21"><svg:title>Gebruiker</svg:title><svg:desc>Volledige naam, bijv. Jan Stek</svg:desc></draw:control></text:span><text:span text:style-name="T271"><text:tab/> <text:s text:c="2"/></text:span><text:span text:style-name="T272">[</text:span><text:span text:style-name="T273">V</text:span><text:span text:style-name="T265">olledige naam </text:span><text:span text:style-name="T269">evt. 2</text:span><text:span text:style-name="T297">e</text:span><text:span text:style-name="T267"> gebruiker</text:span><text:span text:style-name="T268">]</text:span></text:p>
      <text:p text:style-name="P89"><text:span text:style-name="Definition"><text:span text:style-name="T282">GEBRUIKERSN</text:span></text:span><text:span text:style-name="Definition"><text:span text:style-name="T283">aa</text:span></text:span><text:span text:style-name="Definition"><text:span text:style-name="T282">M</text:span></text:span><text:span text:style-name="Definition"><text:span text:style-name="T287"><text:tab/></text:span></text:span><text:span text:style-name="T263"><draw:control text:anchor-type="as-char" svg:y="-0.4cm" draw:z-index="21" draw:name="Gberuikersnaam 4" draw:style-name="gr2" draw:text-style-name="P97" svg:width="6.4cm" svg:height="0.6cm" draw:control="control22"><svg:title>Gebruikersnaam</svg:title><svg:desc>Korte naam, bijv. jan</svg:desc></draw:control></text:span><text:span text:style-name="T263"><text:tab/> <text:s text:c="2"/></text:span><text:span text:style-name="T285">[</text:span><text:span text:style-name="T286">K</text:span><text:span text:style-name="T284">orte naam</text:span><text:span text:style-name="T288"> </text:span><text:span text:style-name="T289">e</text:span><text:span text:style-name="T290">vt. 2</text:span><text:span text:style-name="T298">e</text:span><text:span text:style-name="T290"> </text:span><text:span text:style-name="T291">gebruiker</text:span><text:span text:style-name="T292">]</text:span></text:p>
      <text:p text:style-name="P2"><text:span text:style-name="T212">Vervang </text:span><text:span text:style-name="T219">de</text:span><text:span text:style-name="T212"> </text:span><text:span text:style-name="Definition"><text:span text:style-name="T24">ONDERSTREEPTE</text:span></text:span><text:span text:style-name="T212"> </text:span><text:span text:style-name="T213">woorden </text:span><text:span text:style-name="T212">in deze checklist door </text:span><text:span text:style-name="T219">d</text:span><text:span text:style-name="T220">i</text:span><text:span text:style-name="T219">e </text:span><text:span text:style-name="T218">in </text:span><text:span text:style-name="T220">het</text:span><text:span text:style-name="Strong_20_Emphasis"><text:span text:style-name="T73"> </text:span></text:span><text:span text:style-name="Strong_20_Emphasis"><text:span text:style-name="T101">tekstvak</text:span></text:span><text:span text:style-name="T212">.</text:span></text:p>
      <text:p text:style-name="P44"/>
      <text:p text:style-name="P44"/>
      <text:p text:style-name="P1"><text:span text:style-name="T224">Nog niet op Linux?</text:span><text:span text:style-name="T214"><text:tab/></text:span><text:span text:style-name="T221"><text:tab/></text:span><text:span text:style-name="T222">G</text:span><text:span text:style-name="T215">ebruik </text:span><text:span text:style-name="Strong_20_Emphasis"><text:span text:style-name="T225">Checklist </text:span></text:span><text:span text:style-name="Strong_20_Emphasis"><text:span text:style-name="T226">overzetten</text:span></text:span><text:span text:style-name="T21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6"> onder </text:span><text:span text:style-name="T223">Linux</text:span><text:span text:style-name="T217">.</text:span></text:p>
      <text:p text:style-name="P43"><text:span text:style-name="T184">Nieuwe installatie?</text:span><text:span text:style-name="T179"><text:tab/></text:span><text:span text:style-name="T181"></text:span><text:span text:style-name="T183"><text:tab/></text:span><text:span text:style-name="T182">B</text:span><text:span text:style-name="T179">egin bij hoofdstuk </text:span><text:span text:style-name="T184"><text:bookmark-ref text:reference-format="page" text:ref-name="__RefNumPara__4009_1271708128">2</text:bookmark-ref></text:span><text:span text:style-name="T179"><text:s text:c="2"/></text:span><text:span text:style-name="T185"><text:bookmark-ref text:reference-format="text" text:ref-name="__RefNumPara__4009_1271708128">Installatie uitvoeren</text:bookmark-ref></text:span><text:span text:style-name="T180">.</text:span></text:p>
      <text:p text:style-name="P23"/>
      <text:p text:style-name="P23"/>
      <text:list xml:id="list979999401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7" draw:name="Vorm3_0" draw:style-name="gr1" draw:text-style-name="P9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11" draw:name="Vorm3_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7">E</text:span></text:span><text:span text:style-name="User_20_Entry"><text:span text:style-name="T154">v</text:span></text:span><text:span text:style-name="User_20_Entry"><text:span text:style-name="T155">en</text:span></text:span><text:span text:style-name="User_20_Entry"><text:span text:style-name="T157">t</text:span></text:span><text:span text:style-name="User_20_Entry"><text:span text:style-name="T158">uele </text:span></text:span><text:span text:style-name="User_20_Entry"><text:span text:style-name="T159">extra </text:span></text:span><text:span text:style-name="Definition"><text:span text:style-name="T314">gebruiker</text:span></text:span><text:span text:style-name="User_20_Entry"><text:span text:style-name="T150">s</text:span></text:span><text:span text:style-name="User_20_Entry"><text:span text:style-name="T159"> aanmelden </text:span></text:span><text:span text:style-name="User_20_Entry"><text:span text:style-name="T160">en dezelfde stappen uitvoeren</text:span></text:span><text:span text:style-name="User_20_Entry"><text:span text:style-name="T156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5">D</text:span></text:span><text:span text:style-name="Strong_20_Emphasis"><text:span text:style-name="T73">ruk op de </text:span></text:span><text:span text:style-name="Strong_20_Emphasis"><text:span text:style-name="T175">Super</text:span></text:span><text:span text:style-name="Strong_20_Emphasis"><text:span text:style-name="T73">-toets</text:span></text:span><text:span text:style-name="Strong_20_Emphasis"><text:span text:style-name="T51"><text:note text:id="ftn4" text:note-class="footnote"><text:note-citation>4</text:note-citation><text:note-body><text:p text:style-name="P81"><text:span text:style-name="T178">D</text:span>e <text:span text:style-name="T320">Super</text:span>-toets <text:span text:style-name="T236">is de Windows-toets, Command-toets </text:span><text:span text:style-name="T237">(Apple)</text:span><text:span text:style-name="T236">, of Vergrootglas-toets </text:span><text:span text:style-name="T237">(Chromebook)</text:span><text:span text:style-name="T236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6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2" draw:name="Vorm 7" draw:style-name="gr1" draw:text-style-name="P96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75">Super</text:span></text:span><text:span text:style-name="Strong_20_Emphasis"><text:span text:style-name="T70">-toets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9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10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9">Selecteer</text:span></text:span><text:span text:style-name="Strong_20_Emphasis"><text:span text:style-name="T67"> </text:span></text:span><text:span text:style-name="Strong_20_Emphasis"><text:span text:style-name="T122">1</text:span></text:span><text:span text:style-name="Strong_20_Emphasis"><text:span text:style-name="T123"> <text:s/>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6"/>
      <text:list xml:id="list92508533467167" text:continue-numbering="true" text:style-name="L1">
        <text:list-item>
          <text:p text:style-name="P93"><text:bookmark-start text:name="__RefNumPara__4009_1271708128"/><text:span text:style-name="Strong_20_Emphasis"><text:span text:style-name="T22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4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0">Start de computer op vanaf</text:span><text:span text:style-name="T230"><text:note text:id="ftn5" text:note-class="footnote"><text:note-citation>1</text:note-citation><text:note-body><text:p text:style-name="P88"><text:span text:style-name="T164">B</text:span><text:span text:style-name="T165">ootmenu/</text:span><text:span text:style-name="T164">S</text:span><text:span text:style-name="T165">etup</text:span><text:span text:style-name="T163"> via </text:span><text:span text:style-name="T161">é</text:span><text:span text:style-name="T162">é</text:span><text:span text:style-name="T164">n van de </text:span><text:span text:style-name="Definition"><text:span text:style-name="T166">Veelgebruikte toetsen: </text:span></text:span><text:span text:style-name="Definition"><text:span text:style-name="T167"><text:s/></text:span></text:span><text:span text:style-name="User_20_Entry"><text:span text:style-name="T177">Esc</text:span></text:span><text:span text:style-name="User_20_Entry"><text:span text:style-name="T170">,</text:span></text:span><text:span text:style-name="Definition"><text:span text:style-name="T167"> </text:span></text:span><text:span text:style-name="User_20_Entry"><text:span text:style-name="T177">Delete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2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9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0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1</text:span></text:span><text:span text:style-name="User_20_Entry"><text:span text:style-name="T171">,</text:span></text:span><text:span text:style-name="Definition"><text:span text:style-name="T167"> </text:span></text:span><text:span text:style-name="Definition"><text:span text:style-name="T168">o</text:span></text:span><text:span text:style-name="Definition"><text:span text:style-name="T169">f</text:span></text:span><text:span text:style-name="Definition"><text:span text:style-name="T167"> </text:span></text:span><text:span text:style-name="User_20_Entry"><text:span text:style-name="T177">F12</text:span></text:span><text:span text:style-name="User_20_Entry"><text:span text:style-name="T171">.</text:span></text:span></text:p></text:note-body></text:note></text:span><text:span text:style-name="T230"> </text:span><text:span text:style-name="T234">een </text:span><text:span text:style-name="Strong_20_Emphasis"><text:span text:style-name="T206"><text:user-field-get text:name="Distro">Ubuntu</text:user-field-get></text:span></text:span><text:span text:style-name="T229"><text:s/></text:span><text:span text:style-name="T207"><text:user-field-get text:name="Version">22.04</text:user-field-get></text:span><text:span text:style-name="T207"><text:s/></text:span><text:span text:style-name="T208">LTS</text:span><text:span text:style-name="T132"> 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Strong_20_Emphasis"><text:span text:style-name="T131">L</text:span></text:span><text:span text:style-name="T132">ive</text:span><text:span text:style-name="T132"><text:note text:id="ftn6" text:note-class="footnote"><text:note-citation>2</text:note-citation><text:note-body><text:p text:style-name="P75"><text:span text:style-name="T299">Vanaf ee</text:span>n <text:span text:style-name="T318">L</text:span>ive <text:span text:style-name="T317">USB</text:span><text:span text:style-name="T302">-stick</text:span><text:span text:style-name="T21"> </text:span>kunt <text:span text:style-name="T299">u opstarten en</text:span> <text:span text:style-name="T17">met </text:span><text:span text:style-name="Strong_20_Emphasis"><text:span text:style-name="T238"><text:user-field-get text:name="Distro">Ubuntu</text:user-field-get></text:span></text:span><text:span text:style-name="Strong_20_Emphasis"><text:span text:style-name="T238"><text:s/></text:span></text:span>werken zonder enige bestanden op de harde schijf te wijzigen en maakt ook installatie van <text:span text:style-name="Strong_20_Emphasis"><text:span text:style-name="T238"><text:user-field-get text:name="Distro">Ubuntu</text:user-field-get></text:span></text:span><text:span text:style-name="Strong_20_Emphasis"><text:span text:style-name="T238"><text:s/></text:span></text:span>mogelijk.</text:p></text:note-body></text:note></text:span><text:span text:style-name="T132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80"><text:span text:style-name="Strong_20_Emphasis"><text:span text:style-name="T149">Maak een opstartbare USB-stick</text:span></text:span><text:span text:style-name="Strong_20_Emphasis"><text:span text:style-name="T145">:<text:line-break/></text:span></text:span><text:span text:style-name="Strong_20_Emphasis"><text:span text:style-name="T138">Download </text:span></text:span><text:span text:style-name="Strong_20_Emphasis"><text:span text:style-name="T139">een </text:span></text:span><text:span text:style-name="Strong_20_Emphasis"><text:span text:style-name="T147">CD</text:span></text:span><text:span text:style-name="Strong_20_Emphasis"><text:span text:style-name="T148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ubuntu.com/" text:style-name="Internet_20_link" text:visited-style-name="Visited_20_Internet_20_Link"><text:span text:style-name="Strong_20_Emphasis"><text:span text:style-name="T301">ubuntu.com</text:span></text:span></text:a><text:span text:style-name="Strong_20_Emphasis"><text:span text:style-name="T140">, </text:span></text:span><text:span text:style-name="Strong_20_Emphasis"><text:span text:style-name="T142">klik </text:span></text:span><text:span text:style-name="Strong_20_Emphasis"><text:span text:style-name="T146">achtereenvolgens </text:span></text:span><text:span text:style-name="Strong_20_Emphasis"><text:span text:style-name="T142">op</text:span></text:span><text:span text:style-name="Strong_20_Emphasis"><text:span text:style-name="T143"> </text:span></text:span><text:span text:style-name="Strong_20_Emphasis"><text:span text:style-name="T153">Download</text:span></text:span><text:span text:style-name="Strong_20_Emphasis"><text:span text:style-name="T146"> &gt; </text:span></text:span><text:span text:style-name="Strong_20_Emphasis"><text:span text:style-name="T153">Get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46"><text:s/>&gt; </text:span></text:span><text:span text:style-name="Strong_20_Emphasis"><text:span text:style-name="T153">Download</text:span></text:span><text:span text:style-name="Strong_20_Emphasis"><text:span text:style-name="T146">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1"><text:user-field-get text:name="Version">22.04</text:user-field-get></text:span></text:span><text:span text:style-name="Strong_20_Emphasis"><text:span text:style-name="T151">...</text:span></text:span><text:span text:style-name="Strong_20_Emphasis"><text:span text:style-name="T144"><text:line-break/>De volgende stappen staan beschreven in </text:span></text:span><text:span text:style-name="Strong_20_Emphasis"><text:span text:style-name="T152">Linux informatie</text:span></text:span><text:span text:style-name="Strong_20_Emphasis"><text:span text:style-name="T144">, te vinden op </text:span></text:span><text:a xlink:type="simple" xlink:href="https://karelzimmer.nl/" text:style-name="Internet_20_link" text:visited-style-name="Visited_20_Internet_20_Link"><text:span text:style-name="Strong_20_Emphasis"><text:span text:style-name="T300">karelzimmer.nl</text:span></text:span></text:a><text:span text:style-name="Strong_20_Emphasis"><text:span text:style-name="T144">, onder </text:span></text:span><text:span text:style-name="Strong_20_Emphasis"><text:span text:style-name="T152">Linux</text:span></text:span><text:span text:style-name="Strong_20_Emphasis"><text:span text:style-name="T144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9">Selecteer</text:span></text:span><text:span text:style-name="Strong_20_Emphasis"><text:span text:style-name="T56"> </text:span></text:span><text:span text:style-name="Strong_20_Emphasis"><text:span text:style-name="T116">Try or Install Ubuntu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6"><draw:control text:anchor-type="as-char" draw:z-index="10" draw:name="Vorm 6" draw:style-name="gr1" draw:text-style-name="P96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1">Kies</text:span><text:span text:style-name="T232"> </text:span><text:span text:style-name="T235">Nederlands</text:span><text:span text:style-name="T232"> en klik</text:span><text:span text:style-name="T233"> </text:span><text:span text:style-name="T232">op</text:span><text:span text:style-name="T231"> </text:span><text:span text:style-name="T228">Ubuntu installeren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1"><draw:control text:anchor-type="as-char" draw:z-index="9" draw:name="Vorm 1" draw:style-name="gr1" draw:text-style-name="P96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5">Bij</text:span><text:span text:style-name="T248"> </text:span><text:span text:style-name="Strong_20_Emphasis"><text:span text:style-name="T248">Wie bent u?</text:span></text:span><text:span text:style-name="T248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2"><text:span text:style-name="T254">V</text:span><text:span text:style-name="T249">ul </text:span><text:span text:style-name="T250">in </text:span><text:span text:style-name="Strong_20_Emphasis"><text:span text:style-name="T251">Uw n</text:span></text:span><text:span text:style-name="Strong_20_Emphasis"><text:span text:style-name="T252">aam</text:span></text:span><text:span text:style-name="Strong_20_Emphasis"><text:span text:style-name="T241"> </text:span></text:span><text:span text:style-name="Definition"><text:span text:style-name="T4">gebruiker</text:span></text:span><text:span text:style-name="Strong_20_Emphasis"><text:span text:style-name="T242">, <text:line-break/></text:span></text:span><text:span text:style-name="Strong_20_Emphasis"><text:span text:style-name="T252">Naam </text:span></text:span><text:span text:style-name="Strong_20_Emphasis"><text:span text:style-name="T251">van uw </text:span></text:span><text:span text:style-name="Strong_20_Emphasis"><text:span text:style-name="T253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41">,<text:line-break/></text:span></text:span><text:span text:style-name="Strong_20_Emphasis"><text:span text:style-name="T251">Kies een g</text:span></text:span><text:span text:style-name="Strong_20_Emphasis"><text:span text:style-name="T253">ebruikersnaam</text:span></text:span><text:span text:style-name="Strong_20_Emphasis"><text:span text:style-name="T241"> </text:span></text:span><text:span text:style-name="Definition"><text:span text:style-name="T4">gebruikersnaam</text:span></text:span><text:span text:style-name="Strong_20_Emphasis"><text:span text:style-name="T241">, </text:span></text:span><text:span text:style-name="Strong_20_Emphasis"><text:span text:style-name="T244">en</text:span></text:span><text:span text:style-name="Strong_20_Emphasis"><text:span text:style-name="T241"><text:line-break/></text:span></text:span><text:span text:style-name="Strong_20_Emphasis"><text:span text:style-name="T243">g</text:span></text:span><text:span text:style-name="Strong_20_Emphasis"><text:span text:style-name="T240">eef tweemaal een </text:span></text:span><text:span text:style-name="Strong_20_Emphasis"><text:span text:style-name="T247">wachtwoord</text:span></text:span><text:span text:style-name="Strong_20_Emphasis"><text:span text:style-name="T240">.</text:span></text:span></text:p>
          </table:table-cell>
        </table:table-row>
      </table:table>
      <text:p text:style-name="P47"><text:span text:style-name="Strong_20_Emphasis"><text:span text:style-name="T106"/></text:span></text:p>
      <text:list xml:id="list92507263408619" text:continue-numbering="true" text:style-name="L1">
        <text:list-item>
          <text:p text:style-name="P92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7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3"><draw:control text:anchor-type="as-char" draw:z-index="15" draw:name="Vorm13_1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4"><draw:control text:anchor-type="as-char" draw:z-index="22" draw:name="Vorm13_ 2" draw:style-name="gr1" draw:text-style-name="P9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Druk op de</text:span></text:span><text:span text:style-name="Strong_20_Emphasis"><text:span text:style-name="T60"> </text:span></text:span><text:span text:style-name="Strong_20_Emphasis"><text:span text:style-name="T175">Super</text:span></text:span><text:span text:style-name="Strong_20_Emphasis"><text:span text:style-name="T60">-toets</text:span></text:span><text:span text:style-name="Strong_20_Emphasis"><text:span text:style-name="T59"><text:note text:id="ftn8" text:note-class="footnote"><text:note-citation>1</text:note-citation><text:note-body><text:p text:style-name="P45"><text:span text:style-name="T193">De </text:span><text:span text:style-name="T239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44">, typ </text:span></text:span><text:span text:style-name="Strong_20_Emphasis"><text:span text:style-name="T47">gebr</text:span></text:span><text:span text:style-name="Strong_20_Emphasis"><text:span text:style-name="T44"> en klik achter </text:span></text:span><text:span text:style-name="Strong_20_Emphasis"><text:span text:style-name="T47">Instellingen</text:span></text:span><text:span text:style-name="Strong_20_Emphasis"><text:span text:style-name="T44"> op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ies </text:span></text:span><text:span text:style-name="Strong_20_Emphasis"><text:span text:style-name="T46">bij</text:span></text:span><text:span text:style-name="Strong_20_Emphasis"><text:span text:style-name="T44"> </text:span></text:span><text:span text:style-name="Strong_20_Emphasis"><text:span text:style-name="T47">Account-type</text:span></text:span><text:span text:style-name="Strong_20_Emphasis"><text:span text:style-name="T44"> </text:span></text:span><text:span text:style-name="Strong_20_Emphasis"><text:span text:style-name="T46">voor </text:span></text:span><text:span text:style-name="Strong_20_Emphasis"><text:span text:style-name="T47">Standaard</text:span></text:span><text:span text:style-name="Strong_20_Emphasis"><text:span text:style-name="T44"> of </text:span></text:span><text:span text:style-name="Strong_20_Emphasis"><text:span text:style-name="T47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Vul </text:span></text:span><text:span text:style-name="Strong_20_Emphasis"><text:span text:style-name="T45">in</text:span></text:span><text:span text:style-name="Strong_20_Emphasis"><text:span text:style-name="T44"> </text:span></text:span><text:span text:style-name="Strong_20_Emphasis"><text:span text:style-name="T48">Volledige naam</text:span></text:span><text:span text:style-name="Strong_20_Emphasis"><text:span text:style-name="T45"> </text:span></text:span><text:span text:style-name="Strong_20_Emphasis"><text:span text:style-name="T49">gebruiker</text:span></text:span><text:span text:style-name="Strong_20_Emphasis"><text:span text:style-name="T45"> en </text:span></text:span><text:span text:style-name="Strong_20_Emphasis"><text:span text:style-name="T48">Gebruikersnaam</text:span></text:span><text:span text:style-name="Strong_20_Emphasis"><text:span text:style-name="T45"> </text:span></text:span><text:span text:style-name="Strong_20_Emphasis"><text:span text:style-name="T49">gebruikersnaam</text:span></text:span><text:span text:style-name="Strong_20_Emphasis"><text:span text:style-name="T45">, e</text:span></text:span><text:span text:style-name="Strong_20_Emphasis"><text:span text:style-name="T44">n klik op </text:span></text:span><text:span text:style-name="Strong_20_Emphasis"><text:span text:style-name="T47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Sluit het scherm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4"><draw:control text:anchor-type="as-char" draw:z-index="5" draw:name="Vorm4_1" draw:style-name="gr1" draw:text-style-name="P9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3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87"><text:span text:style-name="Strong_20_Emphasis"><text:span text:style-name="T96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2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1"/></text:span></text:p>
          </table:table-cell>
          <table:table-cell table:style-name="_33_._5f_Installatie_5f_afronden.C15" office:value-type="string">
            <text:p text:style-name="P85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6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6" office:value-type="string">
            <text:p text:style-name="P74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7" office:value-type="string">
            <text:p text:style-name="P74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8" office:value-type="string">
            <text:p text:style-name="P5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9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3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1" office:value-type="string">
            <text:p text:style-name="P86"><text:span text:style-name="Strong_20_Emphasis"><text:span text:style-name="T96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3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1"/></text:span></text:p>
          </table:table-cell>
          <table:table-cell table:style-name="_33_._5f_Installatie_5f_afronden.C22" office:value-type="string">
            <text:p text:style-name="P77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3 </text:span></text:span><text:span text:style-name="Strong_20_Emphasis"><text:span text:style-name="T108"><text:s/>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8"><text:span text:style-name="Strong_20_Emphasis"><text:span text:style-name="T55"><text:tab/></text:span></text:span></text:p>
      <text:p text:style-name="P49"><text:span text:style-name="Strong_20_Emphasis"><text:span text:style-name="T77"/></text:span></text:p>
      <text:p text:style-name="P50"><text:span text:style-name="Strong_20_Emphasis"><text:span text:style-name="T67"/></text:span></text:p>
      <text:list xml:id="list92507432915343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6" draw:name="Vorm40_0" draw:style-name="gr1" draw:text-style-name="P96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3" draw:name="Vorm40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87"><text:note text:id="ftn10" text:note-class="footnote"><text:note-citation>1</text:note-citation><text:note-body><text:p text:style-name="P59"><text:span text:style-name="User_20_Entry"><text:span text:style-name="T172">E</text:span></text:span><text:span text:style-name="User_20_Entry"><text:span text:style-name="T174">ventuele extra </text:span></text:span><text:span text:style-name="Definition"><text:span text:style-name="T315">gebruiker</text:span></text:span><text:span text:style-name="User_20_Entry"><text:span text:style-name="T173">s</text:span></text:span><text:span text:style-name="User_20_Entry"><text:span text:style-name="T174"> aanmelden en dezelfde stappen uitvoeren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3"><draw:control text:anchor-type="as-char" draw:z-index="16" draw:name="Vorm13_ 1" draw:style-name="gr1" draw:text-style-name="P96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8" draw:name="Vorm40_2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14" draw:name="Vorm40_ 2" draw:style-name="gr1" draw:text-style-name="P96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8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1"><text:note text:id="ftn11" text:note-class="footnote"><text:note-citation>2</text:note-citation><text:note-body><text:p text:style-name="P46"><text:span text:style-name="T193">De </text:span><text:span text:style-name="T239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4 <text:s/></text:span></text:span><text:span text:style-name="Strong_20_Emphasis"><text:span text:style-name="T112">Gebruiker inrichten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92"/></text:span></text:p>
      <text:p text:style-name="P39"/>
      <text:p text:style-name="P28"><text:span text:style-name="T186">E</text:span><text:span text:style-name="T187">inde c</text:span><text:span text:style-name="T188">hecklist, </text:span><text:span text:style-name="T189">d</text:span><text:span text:style-name="T188">e installatie van </text:span><text:span text:style-name="Strong_20_Emphasis"><text:span text:style-name="T204"><text:user-field-get text:name="Distro">Ubuntu</text:user-field-get></text:span></text:span><text:span text:style-name="T190"><text:s/></text:span><text:span text:style-name="T191"><text:user-field-get text:name="Version">22.04</text:user-field-get></text:span><text:span text:style-name="T191"><text:s/></text:span><text:span text:style-name="T192">LTS</text:span><text:span text:style-name="Strong_20_Emphasis"><text:span text:style-name="T205"> 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188">is voltooid.</text:span></text:p>
      <text:p text:style-name="P9"/>
      <text:p text:style-name="P4"><text:span text:style-name="Emphasis"><text:span text:style-name="T259">Geschreven </text:span></text:span><text:span text:style-name="Emphasis"><text:span text:style-name="T257">d</text:span></text:span><text:span text:style-name="Emphasis"><text:span text:style-name="T25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1">CC0 1.0 Universeel</text:span></text:span></text:a><text:span text:style-name="Emphasis"><text:span text:style-name="T259">,</text:span></text:span><text:span text:style-name="Emphasis"><text:span text:style-name="T256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58">-</text:span></text:span><text:span text:style-name="Emphasis"><text:span text:style-name="T258"><text:date style:data-style-name="N10107" text:date-value="2024-02-22T09:25:06.688585714">2024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2-22T09:25:06.423271447">22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25:06.308303498</dc:date>
    <meta:keyword>Installatie</meta:keyword>
    <meta:keyword>Checklist</meta:keyword>
    <meta:keyword>Linux</meta:keyword>
    <meta:editing-cycles>6827</meta:editing-cycles>
    <meta:editing-duration>P12DT3H5M30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0" meta:word-count="601" meta:character-count="4205" meta:non-whitespace-character-count="3641"/>
    <meta:user-defined meta:name="Info 1"/>
    <meta:user-defined meta:name="Info 2"/>
    <meta:user-defined meta:name="Info 3"/>
    <meta:user-defined meta:name="Info 4"/>
  </office:meta>
</office:document-meta>
</file>